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TI000000433"/><text:bookmark text:name="_ref508713136"/><text:bookmark text:name="_ref508713135"/><text:bookmark text:name="_ref494882784"/><text:bookmark text:name="_ref494882783"/><text:bookmark text:name="_ref485211724"/><text:bookmark text:name="_ref485211723"/><text:bookmark text:name="_ref471986281"/><text:bookmark text:name="_ref471986280"/><text:bookmark text:name="_ref451243814"/><text:bookmark text:name="_ref451243813"/><text:bookmark text:name="_ref435114224"/><text:bookmark text:name="_ref435114223"/><text:bookmark text:name="_ref411434567"/><text:bookmark text:name="_ref411434566"/><text:bookmark text:name="_ref391490922"/><text:bookmark text:name="_ref391490921"/><text:bookmark text:name="_ref369005980"/><text:bookmark text:name="_ref369005979"/><text:bookmark text:name="_ref367809377"/><text:bookmark text:name="_ref367809376"/><text:bookmark text:name="_ref332045461"/><text:bookmark text:name="_ref332045460"/><text:bookmark text:name="_ref325567390"/><text:bookmark text:name="_ref325567389"/><text:bookmark text:name="_ref310420078"/><text:bookmark text:name="_ref310420077"/>Приложение 8. Используемые компоненты и материалы</text:h>
      <text:p text:style-name="Text_20_body">В программном продукте были использованы следующие компоненты:</text:p>
      <text:p text:style-name="Text_20_body">● Словари, используемые в полнотекстовом поиске, основаны на словарных базах и словарях тезауруса русского, украинского и английского языков, предоставленных компанией «Информатик».</text:p>
      <text:p text:style-name="Text_20_body">● Перевод интерфейсов выполнен:</text:p>
      <text:p text:style-name="Text_20_body">● Болгарский ‑ «DAVID Holding Inc.».</text:p>
      <text:p text:style-name="Text_20_body">● Вьетнамский ‑ 1C Vietnam LLC (<text:a xlink:type="simple" xlink:href="http://1c.com.vn/" office:target-frame-name="_blank" xlink:show="new" text:style-name="Internet_20_link" text:visited-style-name="Visited_20_Internet_20_Link">http://1c.com.vn</text:a>).</text:p>
      <text:p text:style-name="Text_20_body">● Грузинский ‑ ООО «Интегрированные Бизнес Решения» (IBS).</text:p>
      <text:p text:style-name="Text_20_body">● Латышский ‑ ООО «АНДИ М».</text:p>
      <text:p text:style-name="Text_20_body">● Литовский ‑ АОЗТ «AVAKOMPAS».</text:p>
      <text:p text:style-name="Text_20_body">● Польский ‑ компания 1C-Poland Sp. z o.o.</text:p>
      <text:p text:style-name="Text_20_body">● Румынский ‑ «Contabilizare-Prof S.R.L.», «1C-Account Timbal S.R.L.».</text:p>
      <text:p text:style-name="Text_20_body">● Турецкий ‑ DND Yazılım Bilişim Teknolojileri San. Tic. Ltd. Şti (<text:a xlink:type="simple" xlink:href="http://dndyazilim.com.tr/" office:target-frame-name="_blank" xlink:show="new" text:style-name="Internet_20_link" text:visited-style-name="Visited_20_Internet_20_Link">http://dndyazilim.com.tr/</text:a>), Анкара, Турция.</text:p>
      <text:p text:style-name="Text_20_body">● Венгерский ‑ ZG System Group Kft (<text:a xlink:type="simple" xlink:href="http://www.zgsystemgroup.com/" office:target-frame-name="_blank" xlink:show="new" text:style-name="Internet_20_link" text:visited-style-name="Visited_20_Internet_20_Link">http://www.zgsystemgroup.com/</text:a>), Венгрия.</text:p>
      <text:p text:style-name="Text_20_body">● Казахский ‑ 1С Казахстан, ТОО «Инфософтпром», Казахстан.</text:p>
      <text:p text:style-name="Text_20_body">● zlib general purpose compression library</text:p>
      <text:p text:style-name="Text_20_body">version 1.2.11, January 15, 2017 Copyright © 1995–2017 Jean-loup Gailly and Mark Adler</text:p>
      <text:p text:style-name="Text_20_body">● Portions of this software are based in part on the work of the Independent JPEG Group</text:p>
      <text:p text:style-name="Text_20_body">● PNG reference library.</text:p>
      <text:p text:style-name="Text_20_body">libpng version 1.6.34</text:p>
      <text:p text:style-name="Text_20_body">Copyright © 1998–2017 Glenn Randers-Pehrson</text:p>
      <text:p text:style-name="Text_20_body">Copyright © 1996–1997 Andreas Dilger</text:p>
      <text:p text:style-name="Text_20_body">Copyright © 1995–1996 Guy Eric Schalnat, Group 42, Inc.</text:p>
      <text:p text:style-name="Text_20_body">● TIFF Software Distribution.</text:p>
      <text:p text:style-name="Text_20_body">Copyright © 1988–1997 Sam Leffler</text:p>
      <text:p text:style-name="Text_20_body">Copyright © 1991–1997 Silicon Graphics, Inc.</text:p>
      <text:p text:style-name="Text_20_body">● Various 1С products provide read/write capability and/or other LZW capability covered by Unisys-owned U.S. patent 4,558,302. Licensing information can be obtained by contacting Unisys at the following address:</text:p>
      <text:p text:style-name="Text_20_body">Unisys Corporation</text:p>
      <text:p text:style-name="Text_20_body">Welch Licensing Dept. ‑ MSC1SW19</text:p>
      <text:p text:style-name="Text_20_body">Township Line and Union Meeting Roads</text:p>
      <text:p text:style-name="Text_20_body">P.O. Box 500</text:p>
      <text:p text:style-name="Text_20_body">Blue Bell, PA 19424-0001</text:p>
      <text:p text:style-name="Text_20_body"><text:soft-page-break/>Fax: (215) 986-3090</text:p>
      <text:p text:style-name="Text_20_body">● PROJ 4 release 4.4</text:p>
      <text:p text:style-name="Text_20_body">Copyright © 2000, Frank Warmerdam</text:p>
      <text:p text:style-name="Text_20_body">● The ZipArchive Library 4.6.1</text:p>
      <text:p text:style-name="Text_20_body">Copyright © 2000 ‑ 2014 Artpol Software ‑ Tadeusz Dracz</text:p>
      <text:p text:style-name="Text_20_body">● Dr. Gladman's AES library: (A Password Based File Encryption Example with AES and HMAC-SHA1).</text:p>
      <text:p text:style-name="Text_20_body">Copyright © 2002, Dr Brian Gladman, Worcester, UK. All rights reserved.</text:p>
      <text:p text:style-name="Text_20_body">● This product includes software developed by the OpenSSL Project for use in the OpenSSL Toolkit (<text:a xlink:type="simple" xlink:href="http://www.openssl.org/" office:target-frame-name="_blank" xlink:show="new" text:style-name="Internet_20_link" text:visited-style-name="Visited_20_Internet_20_Link">http://www.openssl.org/</text:a>).<text:line-break/>This product includes cryptographic software written by Eric Young (<text:a xlink:type="simple" xlink:href="mailto:eay@cryptsoft.com" office:target-frame-name="_blank" xlink:show="new" text:style-name="Internet_20_link" text:visited-style-name="Visited_20_Internet_20_Link">eay@cryptsoft.com</text:a>). This product includes software written by Tim Hudson (tjh@cryptsoft.com).</text:p>
      <text:p text:style-name="Text_20_body">● Portions of this software are copyright © 2017 The FreeType Project (www.freetype.org). All rights reserved.</text:p>
      <text:p text:style-name="Text_20_body">● ICU 4.6.</text:p>
      <text:p text:style-name="Text_20_body">Copyright © 1995-2011 International Business Machines Corporation and others.</text:p>
      <text:p text:style-name="Text_20_body">● ImageMagick version 6.9.3-10.</text:p>
      <text:p text:style-name="Text_20_body">Copyright © 1999–2016 ImageMagick Studio LLC.</text:p>
      <text:p text:style-name="Text_20_body">● libgsf version 1.10.1.</text:p>
      <text:p text:style-name="Text_20_body">Copyright © 1994, 1995, 1996, 1999, 2000, 2001, 2002, 2004, 2005 Free Software Foundation, Inc.</text:p>
      <text:p text:style-name="Text_20_body">● STLport-5.1</text:p>
      <text:p text:style-name="Text_20_body">Copyright © 1994 Hewlett-Packard Company</text:p>
      <text:p text:style-name="Text_20_body">Copyright © 1996-1999 Silicon Graphics Computer Systems, Inc.</text:p>
      <text:p text:style-name="Text_20_body">Copyright © 1997 Moscow Center for SPARC Technology</text:p>
      <text:p text:style-name="Text_20_body">Copyright © 1999-2003 Boris Fomitchev.</text:p>
      <text:p text:style-name="Text_20_body">● libxml2 2.9.4</text:p>
      <text:p text:style-name="Text_20_body">Copyright © 1998-2012 Daniel Veillard. All Rights Reserved</text:p>
      <text:p text:style-name="Text_20_body">● libxslt 1.1.28</text:p>
      <text:p text:style-name="Text_20_body">Licence for libxslt except libexslt Copyright © 2001–2002 Daniel Veillard. All Rights Reserved.</text:p>
      <text:p text:style-name="Text_20_body">Licence for libexslt Copyright © 2001–2002 Thomas Broyer, Charlie Bozeman and Daniel Veillard. All Rights Reserved.</text:p>
      <text:p text:style-name="Text_20_body">● curl version 7.57.0 (29th of November 2017)</text:p>
      <text:p text:style-name="Text_20_body">Copyright © 1996–2017, Daniel Stenberg, &lt;daniel@haxx.se&gt;.</text:p>
      <text:p text:style-name="Text_20_body">● wxWidgets 3.0.1 Copyright (c) 1998-2014 Julian Smart, Robert Roebling et al</text:p>
      <text:p text:style-name="Text_20_body">● Google Closure Library</text:p>
      <text:p text:style-name="Text_20_body">Copyright 2006 The Closure Library Authors. All Rights Reserved.</text:p>
      <text:p text:style-name="Text_20_body">● Closure Stylesheets</text:p>
      <text:p text:style-name="Text_20_body">Copyright 2008 Google Inc.</text:p>
      <text:p text:style-name="Text_20_body"><text:soft-page-break/>● Closure Compiler</text:p>
      <text:p text:style-name="Text_20_body">Copyright 2014 The Closure Compiler Authors.</text:p>
      <text:p text:style-name="Text_20_body">● Google Closure Templates</text:p>
      <text:p text:style-name="Text_20_body">Copyright 2009 Google Inc.</text:p>
      <text:p text:style-name="Text_20_body">● SQLite database engine</text:p>
      <text:p text:style-name="Text_20_body">Copyright © 2004–2013 D. Richard Hipp and team.</text:p>
      <text:p text:style-name="Text_20_body">● Mimetic 0.9.7 Copyright (c) 2009 Stefano Barbato</text:p>
      <text:p text:style-name="Text_20_body">The MIT License</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text:p>
      <text:p text:style-name="Text_20_body">● libEtPan! ‑ a mail library</text:p>
      <text:p text:style-name="Text_20_body">Copyright (C) 2001, 2005 ‑ DINH Viet Hoa</text:p>
      <text:p text:style-name="Text_20_body">All rights reserved.</text:p>
      <text:p text:style-name="Text_20_body">Copyright (C) 2007 g10 Code GmbH</text:p>
      <text:p text:style-name="Text_20_body">All rights reserved.</text:p>
      <text:p text:style-name="Text_20_body">Copyright (C) 2006 Andrej Kacian &lt;andrej@kacian.sk&gt;</text:p>
      <text:p text:style-name="Text_20_body">All rights reserved.</text:p>
      <text:p text:style-name="Text_20_body">Copyright (c) 1983, 1990, 1993</text:p>
      <text:p text:style-name="Text_20_body">The Regents of the University of California. All rights reserved.</text:p>
      <text:p text:style-name="Text_20_body">● libxdiff 0.23 ‑ file differential library</text:p>
      <text:p text:style-name="Text_20_body">Copyright (C) 2003 Davide Libenzi &lt;davidel@xmailserver.org&gt;</text:p>
      <text:p text:style-name="Text_20_body">● libssh 0.7.3</text:p>
      <text:p text:style-name="Text_20_body">Copyright (c) 2003-2014 by Aris Adamantiadis, Andreas Schneider et al</text:p>
      <text:p text:style-name="Text_20_body">● WebSocket++ (<text:a xlink:type="simple" xlink:href="https://www.zaphoyd.com/websocketpp" office:target-frame-name="_blank" xlink:show="new" text:style-name="Internet_20_link" text:visited-style-name="Visited_20_Internet_20_Link">https://www.zaphoyd.com/websocketpp</text:a>)</text:p>
      <text:p text:style-name="Text_20_body">Copyright (c) 2014, Peter Thorson</text:p>
      <text:p text:style-name="Text_20_body">● Google Protocol Buffers</text:p>
      <text:p text:style-name="Text_20_body">Copyright 2008 Google Inc.</text:p>
      <text:p text:style-name="Text_20_body">● AOP Alliance</text:p>
      <text:p text:style-name="Text_20_body">● Apache Commons IO 2.4</text:p>
      <text:p text:style-name="Text_20_body">Copyright 2002-2012 The Apache Software Foundation</text:p>
      <text:p text:style-name="Text_20_body">● Guava: Google Core Libraries for Java 16.0.1</text:p>
      <text:p text:style-name="Text_20_body">Copyright (C) 2014 The Guava Authors</text:p>
      <text:p text:style-name="Text_20_body">● Google Guice 3.0</text:p>
      <text:p text:style-name="Text_20_body"><text:soft-page-break/>Copyright 2006-2011 Google, Inc.</text:p>
      <text:p text:style-name="Text_20_body">● ICU4J 2.6.1</text:p>
      <text:p text:style-name="Text_20_body">Copyright (c) 1995-2012 International Business Machines Corporation and others</text:p>
      <text:p text:style-name="Text_20_body">● JSR-330: Dependency Injection for Java</text:p>
      <text:p text:style-name="Text_20_body">Copyright (C) 2009 The JSR-330 Expert Group</text:p>
      <text:p text:style-name="Text_20_body">● Simple Logging Facade for Java (SLF4J) 1.7.7</text:p>
      <text:p text:style-name="Text_20_body">Copyright (C) 2004-2013 QOS.ch</text:p>
      <text:p text:style-name="Text_20_body">● PostgreSQL JDBC driver</text:p>
      <text:p text:style-name="Text_20_body">Copyright (С) 1997-2011, PostgreSQL Global Development Group</text:p>
      <text:p text:style-name="Text_20_body">● Microsoft JDBC Driver 6.2 for SQL Server</text:p>
      <text:p text:style-name="Text_20_body">Copyright (C) Microsoft Corporation</text:p>
      <text:p text:style-name="Text_20_body">● mstch 1.1.3</text:p>
      <text:p text:style-name="Text_20_body">Copyright (c) 2015 Daniel Sipka</text:p>
      <text:p text:style-name="Text_20_body">● NSIS 3.02.1</text:p>
      <text:p text:style-name="Text_20_body">Copyright (C) 1999-2017 Nullsoft and Contributor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41:20.154599454</dc:date>
    <meta:editing-duration>PT1H23M5S</meta:editing-duration>
    <meta:editing-cycles>79</meta:editing-cycles>
    <meta:generator>LibreOffice/5.1.6.2$Linux_X86_64 LibreOffice_project/10m0$Build-2</meta:generator>
    <meta:document-statistic meta:table-count="0" meta:image-count="0" meta:object-count="0" meta:page-count="4" meta:paragraph-count="110" meta:word-count="849" meta:character-count="5702" meta:non-whitespace-character-count="4974"/>
  </office:meta>
</office:document-meta>
</file>